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239" calcext:value-type="float">
            <text:p>15742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404" calcext:value-type="float">
            <text:p>1104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4331" calcext:value-type="float">
            <text:p>3043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00:04:01.964631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8-04T00:12:51.781689308</dc:date>
    <dc:creator>Jesus Castagnetto</dc:creator>
    <meta:editing-duration>P1DT16H51M42S</meta:editing-duration>
    <meta:editing-cycles>125</meta:editing-cycles>
    <meta:generator>LibreOffice/6.4.3.2$Linux_X86_64 LibreOffice_project/40$Build-2</meta:generator>
    <meta:document-statistic meta:table-count="1" meta:cell-count="1876" meta:object-count="0"/>
  </office:meta>
</office:document-meta>
</file>